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.013cm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5.098cm"/>
    </style:style>
    <style:style style:name="Table6.B" style:family="table-column">
      <style:table-column-properties style:column-width="6.798cm"/>
    </style:style>
    <style:style style:name="Table6.C" style:family="table-column">
      <style:table-column-properties style:column-width="3.106cm"/>
    </style:style>
    <style:style style:name="Table6.D" style:family="table-column">
      <style:table-column-properties style:column-width="2.011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text-properties text:display="none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2cab9" officeooo:paragraph-rsid="0022cab9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paragraph-rsid="002587db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1f9db0" officeooo:paragraph-rsid="001f9db0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1299c" officeooo:paragraph-rsid="0021299c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1299c" officeooo:paragraph-rsid="002587db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2cab9" officeooo:paragraph-rsid="0022cab9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4" style:family="text">
      <style:text-properties officeooo:rsid="001aa533"/>
    </style:style>
    <style:style style:name="T5" style:family="text">
      <style:text-properties officeooo:rsid="001e0ee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01e31"/>
    </style:style>
    <style:style style:name="T8" style:family="text">
      <style:text-properties officeooo:rsid="0023ae01"/>
    </style:style>
    <style:style style:name="T9" style:family="text">
      <style:text-properties officeooo:rsid="00247e63"/>
    </style:style>
    <style:style style:name="T10" style:family="text">
      <style:text-properties officeooo:rsid="0024c5a2"/>
    </style:style>
    <style:style style:name="T11" style:family="text">
      <style:text-properties officeooo:rsid="0024f3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5">8</text:span>/0<text:span text:style-name="T5">1</text:span> – DIENSTAG</text:p>
          </table:table-cell>
          <table:table-cell table:style-name="Table6.A2" office:value-type="string">
            <text:p text:style-name="P14"/>
            <text:p text:style-name="P14">- <text:span text:style-name="T6">Azubirunde:</text:span> Über Projektstand „Online Ausbildungsnachweis“ gesprochen, Planungen besprochen.</text:p>
            <text:p text:style-name="P14">- In PHP eingelesen.</text:p>
            <text:p text:style-name="P14"/>
          </table:table-cell>
          <table:table-cell table:style-name="Table6.A2" office:value-type="string">
            <text:p text:style-name="P11">0<text:span text:style-name="T4">7</text:span>00 – 1<text:span text:style-name="T8">63</text:span>0</text:p>
          </table:table-cell>
          <table:table-cell table:style-name="Table6.D2" office:value-type="string">
            <text:p text:style-name="P12">HZB</text:p>
          </table:table-cell>
        </table:table-row>
        <table:table-row table:style-name="Table6.3">
          <table:table-cell table:style-name="Table6.A2" office:value-type="string">
            <text:p text:style-name="P2">2016/0<text:span text:style-name="T5">8</text:span>/0<text:span text:style-name="T5">2</text:span> – DIENSTAG</text:p>
          </table:table-cell>
          <table:table-cell table:style-name="Table6.A2" office:value-type="string">
            <text:p text:style-name="P4"/>
            <text:p text:style-name="P14">A. Klotz bei Linux bezüglich Projekt „OC Update“ assistiert.</text:p>
            <text:p text:style-name="P14">- <text:span text:style-name="T7">Weiterhin in PHP eingelesen, erste Übungsschritte in HTML/CSS/PHP gemacht.</text:span></text:p>
            <text:p text:style-name="P4"/>
          </table:table-cell>
          <table:table-cell table:style-name="Table6.A2" office:value-type="string">
            <text:p text:style-name="P11"><text:span text:style-name="T3">0</text:span><text:span text:style-name="T4">7</text:span><text:span text:style-name="T3">00 – 15</text:span><text:span text:style-name="T4">4</text:span><text:span text:style-name="T3">0</text:span></text:p>
          </table:table-cell>
          <table:table-cell table:style-name="Table6.D2" office:value-type="string">
            <text:p text:style-name="P12">HZB</text:p>
          </table:table-cell>
        </table:table-row>
        <table:table-row table:style-name="Table6.4">
          <table:table-cell table:style-name="Table6.A2" office:value-type="string">
            <text:p text:style-name="P2">2016/0<text:span text:style-name="T5">8</text:span>/0<text:span text:style-name="T5">3</text:span> – MITTWOCH</text:p>
          </table:table-cell>
          <table:table-cell table:style-name="Table6.A2" office:value-type="string">
            <text:p text:style-name="P4"/>
            <text:p text:style-name="P16">Weiterhin PHP gelernt, weiter Übungsschritte durchgeführt und kleinere Übungsaufgaben durchgeführt.</text:p>
            <text:p text:style-name="P4"/>
          </table:table-cell>
          <table:table-cell table:style-name="Table6.A2" office:value-type="string">
            <text:p text:style-name="P11"><text:span text:style-name="T3">0</text:span><text:span text:style-name="T9">8</text:span><text:span text:style-name="T3">00 – 15</text:span><text:span text:style-name="T9">5</text:span><text:span text:style-name="T3">0</text:span></text:p>
          </table:table-cell>
          <table:table-cell table:style-name="Table6.D2" office:value-type="string">
            <text:p text:style-name="P12">HZB</text:p>
          </table:table-cell>
        </table:table-row>
        <table:table-row table:style-name="Table6.5">
          <table:table-cell table:style-name="Table6.A2" office:value-type="string">
            <text:p text:style-name="P2">2016/0<text:span text:style-name="T5">8</text:span>/0<text:span text:style-name="T5">4</text:span> – DONNERSTAG</text:p>
          </table:table-cell>
          <table:table-cell table:style-name="Table6.A2" office:value-type="string">
            <text:p text:style-name="P4"/>
            <text:p text:style-name="P17">Weiterhin PHP gelernt, weiter Übungsschritte durchgeführt und kleinere Übungsaufgaben durchgeführt.</text:p>
            <text:p text:style-name="P13"/>
          </table:table-cell>
          <table:table-cell table:style-name="Table6.A2" office:value-type="string">
            <text:p text:style-name="P11"><text:span text:style-name="T3">0</text:span><text:span text:style-name="T10">820</text:span><text:span text:style-name="T3"> – 15</text:span><text:span text:style-name="T11">0</text:span><text:span text:style-name="T3">0</text:span></text:p>
          </table:table-cell>
          <table:table-cell table:style-name="Table6.D2" office:value-type="string">
            <text:p text:style-name="P12">HZB</text:p>
          </table:table-cell>
        </table:table-row>
        <table:table-row table:style-name="Table6.6">
          <table:table-cell table:style-name="Table6.A2" office:value-type="string">
            <text:p text:style-name="P2">2016/0<text:span text:style-name="T5">8</text:span>/0<text:span text:style-name="T5">5</text:span> – FREITAG</text:p>
          </table:table-cell>
          <table:table-cell table:style-name="Table6.A2" office:value-type="string">
            <text:p text:style-name="P18"/>
            <text:p text:style-name="P18">URLAUB</text:p>
            <text:p text:style-name="P18"/>
          </table:table-cell>
          <table:table-cell table:style-name="Table6.A2" office:value-type="string">
            <text:p text:style-name="P10">/</text:p>
          </table:table-cell>
          <table:table-cell table:style-name="Table6.D2" office:value-type="string">
            <text:p text:style-name="P12">HZB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8</text:span><text:span text:style-name="MT1">/0</text:span><text:span text:style-name="MT2">1</text:span><text:span text:style-name="MT1"> – 2016/0</text:span><text:span text:style-name="MT2">8</text:span><text:span text:style-name="MT1">/0</text:span><text:span text:style-name="MT2">5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2">31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4T12:09:49.932784599</dc:date>
    <meta:editing-cycles>21</meta:editing-cycles>
    <dc:title>Header Schule</dc:title>
    <meta:editing-duration>PT48M7S</meta:editing-duration>
    <meta:generator>LibreOffice/5.1.4.2$Linux_X86_64 LibreOffice_project/10m0$Build-2</meta:generator>
    <meta:document-statistic meta:table-count="6" meta:image-count="0" meta:object-count="0" meta:page-count="1" meta:paragraph-count="34" meta:word-count="99" meta:character-count="831" meta:non-whitespace-character-count="756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